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78cm" fo:margin-left="-0.45cm" table:align="left"/>
    </style:style>
    <style:style style:name="Таблица1.A" style:family="table-column">
      <style:table-column-properties style:column-width="4.445cm"/>
    </style:style>
    <style:style style:name="Таблица1.B" style:family="table-column">
      <style:table-column-properties style:column-width="2.159cm"/>
    </style:style>
    <style:style style:name="Таблица1.D" style:family="table-column">
      <style:table-column-properties style:column-width="3.239cm"/>
    </style:style>
    <style:style style:name="Таблица1.F" style:family="table-column">
      <style:table-column-properties style:column-width="2.54cm"/>
    </style:style>
    <style:style style:name="Таблица1.1" style:family="table-row">
      <style:table-row-properties style:min-row-height="5.715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 loext:writing-mode="bt-lr"/>
    </style:style>
    <style:style style:name="Таблица1.F1" style:family="table-cell">
      <style:table-cell-properties style:vertical-align="middle" fo:padding="0.097cm" fo:border="0.05pt solid #000000" loext:writing-mode="bt-lr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939cm" fo:margin-left="-0.529cm" table:align="left"/>
    </style:style>
    <style:style style:name="Таблица2.A" style:family="table-column">
      <style:table-column-properties style:column-width="6.033cm"/>
    </style:style>
    <style:style style:name="Таблица2.B" style:family="table-column">
      <style:table-column-properties style:column-width="5.821cm"/>
    </style:style>
    <style:style style:name="Таблица2.C" style:family="table-column">
      <style:table-column-properties style:column-width="6.085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318cm" fo:margin-right="0cm" fo:text-align="start" style:justify-single-word="false" fo:text-indent="-0.474cm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433ac1" officeooo:paragraph-rsid="00433ac1"/>
    </style:style>
    <style:style style:name="P6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433ac1" officeooo:paragraph-rsid="00433ac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477649"/>
    </style:style>
    <style:style style:name="P13" style:family="paragraph" style:parent-style-name="Table_20_Contents">
      <style:paragraph-properties fo:text-align="start" style:justify-single-word="false"/>
      <style:text-properties fo:font-size="11pt" fo:language="ru" fo:country="RU" officeooo:rsid="004448d9" officeooo:paragraph-rsid="00477649" style:font-size-asian="11pt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77649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  <style:style style:name="T5" style:family="text">
      <style:text-properties style:font-size-asian="11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ize-asian="11pt"/>
    </style:style>
    <style:style style:name="T8" style:family="text">
      <style:text-properties style:font-name="Times New Roman" fo:font-size="14pt" fo:language="en" fo:country="US" style:font-size-asian="14pt" style:font-size-complex="14pt"/>
    </style:style>
    <style:style style:name="T9" style:family="text">
      <style:text-properties style:font-name="Times New Roman" fo:language="en" fo:country="US" style:font-size-asian="11pt"/>
    </style:style>
    <style:style style:name="T10" style:family="text">
      <style:text-properties style:text-position="super 58%" style:font-name="Times New Roman" style:font-size-asian="11pt"/>
    </style:style>
    <style:style style:name="T11" style:family="text">
      <style:text-properties style:text-position="super 58%" fo:font-size="11pt" style:font-size-asian="11pt" style:font-size-complex="11pt"/>
    </style:style>
    <style:style style:name="T12" style:family="text">
      <style:text-properties style:text-position="0% 100%" style:font-name="Times New Roman" fo:language="en" fo:country="US" style:font-size-asian="11pt"/>
    </style:style>
    <style:style style:name="T13" style:family="text">
      <style:text-properties style:text-position="0% 100%" style:font-name="Times New Roman" style:font-size-asian="11pt"/>
    </style:style>
    <style:style style:name="T14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2"/>
        <table:table-column table:style-name="Таблица1.F"/>
        <table:table-row table:style-name="Таблица1.1">
          <table:table-cell table:style-name="Таблица1.A1" office:value-type="string">
            <text:p text:style-name="P10">ФИО</text:p>
          </table:table-cell>
          <table:table-cell table:style-name="Таблица1.A1" office:value-type="string">
            <text:p text:style-name="P12"><text:span text:style-name="T5">Тромбоциты (&lt;</text:span><text:span text:style-name="T7">150</text:span><text:span text:style-name="T8">×</text:span><text:span text:style-name="T9">10</text:span><text:span text:style-name="T10">9</text:span><text:span text:style-name="T12">/</text:span><text:span text:style-name="T13">л</text:span><text:span text:style-name="T5">)</text:span> </text:p>
          </table:table-cell>
          <table:table-cell table:style-name="Таблица1.A1" office:value-type="string">
            <text:p text:style-name="P12"><text:span text:style-name="T14">Лейкопения или лейкоцитоз (&lt;5х10</text:span><text:span text:style-name="T11">9</text:span><text:span text:style-name="T14">/л или &gt;30х10</text:span><text:span text:style-name="T11">9</text:span><text:span text:style-name="T14">/л) </text:span><text:s/></text:p>
          </table:table-cell>
          <table:table-cell table:style-name="Таблица1.A1" office:value-type="string">
            <text:p text:style-name="P13">Нейтрофильный индекс (&gt;0<text:span text:style-name="T6">,2</text:span>)</text:p>
          </table:table-cell>
          <table:table-cell table:style-name="Таблица1.A1" office:value-type="string">
            <text:p text:style-name="P11">p-вероятность </text:p>
          </table:table-cell>
          <table:table-cell table:style-name="Таблица1.F1" office:value-type="string">
            <text:p text:style-name="P11"><text:span text:style-name="T2">Выраженность патологического процесса</text:span> </text:p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5">{d.c1}</text:p>
          </table:table-cell>
          <table:table-cell table:style-name="Таблица1.C2" office:value-type="string">
            <text:p text:style-name="P5">{d.c2}</text:p>
          </table:table-cell>
          <table:table-cell table:style-name="Таблица1.D2" office:value-type="string">
            <text:p text:style-name="P5">{d.c3}</text:p>
          </table:table-cell>
          <table:table-cell table:style-name="Таблица1.E2" office:value-type="string">
            <text:p text:style-name="P5">{d.res}</text:p>
          </table:table-cell>
          <table:table-cell table:style-name="Таблица1.F2" office:value-type="string">
            <text:p text:style-name="P5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8">____________________</text:p>
            <text:p text:style-name="P4"><text:span text:style-name="T1">подпись</text:span></text:p>
          </table:table-cell>
          <table:table-cell table:style-name="Таблица2.A1" office:value-type="string">
            <text:p text:style-name="P7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9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06T00:18:56.089896000</meta:creation-date>
    <dc:date>2023-10-23T10:31:18.772000000</dc:date>
    <meta:editing-duration>PT58M27S</meta:editing-duration>
    <meta:editing-cycles>28</meta:editing-cycles>
    <meta:generator>LibreOffice/7.5.5.2$Windows_X86_64 LibreOffice_project/ca8fe7424262805f223b9a2334bc7181abbcbf5e</meta:generator>
    <meta:document-statistic meta:table-count="2" meta:image-count="0" meta:object-count="0" meta:page-count="1" meta:paragraph-count="17" meta:word-count="28" meta:character-count="281" meta:non-whitespace-character-count="264"/>
  </office:meta>
</office:document-meta>
</file>